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3.711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PGothic" style:font-size-asian="10.5pt" style:language-asian="ja" style:country-asian="JP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IPAPGothic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IPAPGothi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6-11T09:16:45.683639029</meta:creation-date>
    <dc:date>2014-06-11T09:17:19.326580842</dc:date>
    <dc:creator>Kohei Yoshida</dc:creator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1.1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25cm" svg:height="8.999cm" xlink:href="." xlink:type="simple" chart:class="chart:scatter" chart:style-name="ch1">
        <chart:legend chart:legend-position="end" svg:x="8.485cm" svg:y="3.702cm" style:legend-expansion="high" chart:style-name="ch2"/>
        <chart:plot-area chart:style-name="ch3" chart:data-source-has-labels="both" svg:x="0.638cm" svg:y="0.851cm" svg:width="7.471cm" svg:height="7.549cm">
          <chartooo:coordinate-region svg:x="1.074cm" svg:y="1.05cm" svg:width="6.795cm" svg:height="6.703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7" chart:values-cell-range-address="local-table.$D$2:.$D$3" chart:label-cell-address="local-table.$D$1" chart:class="chart:scatter">
            <chart:data-point chart:repeated="2"/>
          </chart:series>
          <chart:series chart:style-name="ch8" chart:values-cell-range-address="local-table.$E$2:.$E$3" chart:label-cell-address="local-table.$E$1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